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Windowsize</text:p>
          </table:table-cell>
          <table:table-cell table:style-name="Default" office:value-type="string" calcext:value-type="string">
            <text:p>Gemiddelde compressiera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00594576368678154" calcext:value-type="percentage">
            <text:p>0.59%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percentage" office:value="0.00585223169443944" calcext:value-type="percentage">
            <text:p>0.59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percentage" office:value="0.00579418531777715" calcext:value-type="percentage">
            <text:p>0.58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percentage" office:value="0.00578123642482465" calcext:value-type="percentage">
            <text:p>0.58%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0577886350563611" calcext:value-type="percentage">
            <text:p>0.58%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00577897253629347" calcext:value-type="percentage">
            <text:p>0.58%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percentage" office:value="0.00578069642259253" calcext:value-type="percentage">
            <text:p>0.58%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percentage" office:value="0.00578344536877259" calcext:value-type="percentage">
            <text:p>0.58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percentage" office:value="0.00578408839209828" calcext:value-type="percentage">
            <text:p>0.58%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0578517869867189" calcext:value-type="percentage">
            <text:p>0.58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percentage" office:value="0.00578818863162233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 office:value-type="percentage" office:value="0.00578752929662348" calcext:value-type="percentage">
            <text:p>0.5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6:18:43.752318848</meta:creation-date>
    <meta:generator>LibreOffice/5.1.6.2$Linux_X86_64 LibreOffice_project/10m0$Build-2</meta:generator>
    <dc:date>2017-12-05T17:09:03.729652691</dc:date>
    <meta:editing-duration>PT40M10S</meta:editing-duration>
    <meta:editing-cycles>2</meta:editing-cycles>
    <meta:document-statistic meta:table-count="1" meta:cell-count="26" meta:object-count="0"/>
  </office:meta>
</office:document-meta>
</file>